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09B456F18A7.png"/>
  <manifest:file-entry manifest:media-type="image/png" manifest:full-path="Pictures/100000000000011C0000007ED84083F9.png"/>
  <manifest:file-entry manifest:media-type="image/png" manifest:full-path="Pictures/10000000000002710000009BAC3D84B7.png"/>
  <manifest:file-entry manifest:media-type="image/png" manifest:full-path="Pictures/1000000000000280000001E006ED1F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535cm" svg:height="4.1cm" svg:x="2.562cm" svg:y="2.134cm">
          <draw:image xlink:href="Pictures/10000000000002710000009B456F18A7.png" xlink:type="simple" xlink:show="embed" xlink:actuate="onLoad">
            <text:p/>
          </draw:image>
        </draw:frame>
        <draw:frame draw:style-name="gr1" draw:text-style-name="P1" draw:layer="layout" svg:width="16.535cm" svg:height="4.1cm" svg:x="2.439cm" svg:y="7.487cm">
          <draw:image xlink:href="Pictures/10000000000002710000009BAC3D84B7.png" xlink:type="simple" xlink:show="embed" xlink:actuate="onLoad">
            <text:p/>
          </draw:image>
        </draw:frame>
        <draw:frame draw:style-name="gr1" draw:text-style-name="P1" draw:layer="layout" svg:width="7.513cm" svg:height="3.333cm" svg:x="6.704cm" svg:y="12.608cm">
          <draw:image xlink:href="Pictures/100000000000011C0000007ED84083F9.png" xlink:type="simple" xlink:show="embed" xlink:actuate="onLoad">
            <text:p/>
          </draw:image>
        </draw:frame>
        <draw:frame draw:style-name="gr1" draw:text-style-name="P1" draw:layer="layout" svg:width="16.932cm" svg:height="12.699cm" svg:x="2.364cm" svg:y="16.555cm">
          <draw:image xlink:href="Pictures/1000000000000280000001E006ED1F4D.png" xlink:type="simple" xlink:show="embed" xlink:actuate="onLoad">
            <text:p/>
          </draw:image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cal Admin</meta:initial-creator>
    <meta:creation-date>2008-11-19T09:58:32.80</meta:creation-date>
    <dc:date>2008-11-19T16:50:55.76</dc:date>
    <dc:creator>Local Admin</dc:creator>
    <meta:editing-duration>PT04H50M38S</meta:editing-duration>
    <meta:editing-cycles>1</meta:editing-cycles>
    <meta:document-statistic meta:object-count="4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